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style:font-name="Times New Roman1"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style:font-name="Times New Roman1" fo:font-size="12pt" fo:font-weight="normal" style:font-size-asian="12pt" style:font-weight-asian="normal" style:font-size-complex="12pt" style:font-weight-complex="normal"/>
    </style:style>
    <style:style style:name="T6"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40369440" text:id="ct40369440">
          <text:insertion>
            <office:change-info>
              <dc:creator>Gauthier Bastien</dc:creator>
              <dc:date>2011-09-09T11:28:00</dc:date>
            </office:change-info>
          </text:insertion>
        </text:changed-region>
        <text:changed-region xml:id="ct40351072" text:id="ct40351072">
          <text:insertion>
            <office:change-info>
              <dc:creator>Stéphan Geulette</dc:creator>
              <dc:date>2011-03-31T14:33:00</dc:date>
            </office:change-info>
          </text:insertion>
        </text:changed-region>
        <text:changed-region xml:id="ct39312176" text:id="ct39312176">
          <text:insertion>
            <office:change-info>
              <dc:creator>Stéphan Geulette</dc:creator>
              <dc:date>2011-03-31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modificatif à une demande de permis d'urbanisme</text:p>
      <text:p text:style-name="P3">Article 116 §6 du CWATUPE</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6">do text </text:span></text:p><text:p text:style-name="P4"><text:span text:style-name="T6">from xhtml(self.portal_urban.decorateHTML('UrbanBody',self.getFolderManagersSignaletic()))</text:span></text:p></office:annotation></text:p>
      <text:p text:style-name="UrbanBody"><text:span text:style-name="T5">mandaté par l'Administration Communale </text:span><text:span text:style-name="T5"><text:text-input text:description="Nom de la commune préfixé par &lt;de&gt; ou &lt;d'&gt;">tool.getCityName(prefixed=True)</text:text-input></text:span><text:span text:style-name="T5"> conformément aux dispositions de l'article </text:span>116 §6 <text:span text:style-name="T5">du Code Wallon de l'Aménagement du Territoire, de l'Urbanisme, du Patrimoine et de l'Energie (CWATUPE), </text:span></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Stéphan Geulette</dc:creator><dc:date>2011-03-31T14:26:21</dc:date><text:p><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7">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7">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7">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7">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7">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office:annotation><dc:creator>Gauthier Bastien</dc:creator><dc:date>2011-02-21T10:13:40</dc:date><text:p text:style-name="P4"><text:span text:style-name="T7">do text if not len(self.getApplicants()) &gt; 1</text:span></text:p></office:annotation>a déposé <text:span text:style-name="T3">un modificatif </text:span>relatif à une demande de <text:span text:style-name="T4">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7">do text if len(self.getApplicants()) &gt; 1</text:span></text:p></office:annotation>ont déposé <text:span text:style-name="T3">un modificatif</text:span>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7">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7">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7">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40369440"/>self.displayValue(self.getFoldermanagers()[0].Vocabulary('grade')[0], self.getFoldermanagers()[0].getGrade())<text:change-end text:change-id="ct40369440"/></text:p>
      <text:p text:style-name="UrbanBody"><text:tab/><text:tab/><text:tab/><text:tab/><text:tab/><text:tab/><text:tab/><text:change-start text:change-id="ct40351072"/>self.getFoldermanagers()[0].getName2()<text:change-end text:change-id="ct40351072"/> <text:change-start text:change-id="ct39312176"/>self.getFoldermanagers()[0].getName1()<text:change-end text:change-id="ct393121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7-27T10:37:25</meta:creation-date>
    <dc:date>2011-11-15T08:26:03</dc:date>
    <dc:language>fr-FR</dc:language>
    <meta:editing-cycles>70</meta:editing-cycles>
    <meta:editing-duration>PT9H1M9S</meta:editing-duration>
    <dc:creator>sde </dc:creator>
    <meta:document-statistic meta:table-count="0" meta:image-count="0" meta:object-count="0" meta:page-count="2" meta:paragraph-count="24" meta:word-count="340" meta:character-count="2621"/>
    <meta:user-defined meta:name="Info 1"/>
    <meta:user-defined meta:name="Info 2"/>
    <meta:user-defined meta:name="Info 3"/>
    <meta:user-defined meta:name="Info 4"/>
  </office:meta>
</office:document-meta>
</file>